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684cm" fo:min-width="8.184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.64cm" fo:min-width="4.852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1.5cm" fo:min-width="3.126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3cm" fo:min-width="4.5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2.25cm" fo:min-width="5.75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1.5cm" fo:min-width="3.376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2.232cm" fo:min-width="8.232cm"/>
      <style:paragraph-properties style:writing-mode="lr-tb"/>
    </style:style>
    <style:style style:name="gr8" style:family="graphic" style:parent-style-name="objectwithoutfill">
      <style:graphic-properties draw:marker-end="Стили_20_стрелок_20_2" draw:marker-end-width="0.3cm" draw:fill="none" draw:textarea-vertical-align="middle"/>
    </style:style>
    <style:style style:name="gr9" style:family="graphic" style:parent-style-name="objectwithoutfill">
      <style:graphic-properties draw:marker-end="Стили_20_стрелок_20_3" draw:marker-end-width="0.3cm" draw:fill="none" draw:textarea-vertical-align="middle"/>
    </style:style>
    <style:style style:name="gr10" style:family="graphic" style:parent-style-name="objectwithoutfill">
      <style:graphic-properties draw:marker-end="Стили_20_стрелок_20_4" draw:marker-end-width="0.3cm" draw:fill="none" draw:textarea-vertical-align="middle"/>
    </style:style>
    <style:style style:name="gr11" style:family="graphic" style:parent-style-name="objectwithoutfill">
      <style:graphic-properties draw:marker-end="Стили_20_стрелок_20_5" draw:marker-end-width="0.3cm" draw:fill="none" draw:textarea-vertical-align="middle"/>
    </style:style>
    <style:style style:name="gr12" style:family="graphic" style:parent-style-name="objectwithoutfill">
      <style:graphic-properties draw:marker-end="Стили_20_стрелок_20_6" draw:marker-end-width="0.3cm" draw:fill="none" draw:textarea-vertical-align="middle"/>
    </style:style>
    <style:style style:name="gr13" style:family="graphic" style:parent-style-name="objectwithoutfill">
      <style:graphic-properties draw:marker-end="Стили_20_стрелок_20_7" draw:marker-end-width="0.3cm" draw:fill="none" draw:textarea-vertical-align="middle"/>
    </style:style>
    <style:style style:name="gr14" style:family="graphic" style:parent-style-name="objectwithoutfill">
      <style:graphic-properties draw:marker-end="Стили_20_стрелок_20_8" draw:marker-end-width="0.3cm" draw:fill="none" draw:textarea-vertical-align="middle"/>
    </style:style>
    <style:style style:name="gr15" style:family="graphic" style:parent-style-name="objectwithoutfill">
      <style:graphic-properties draw:marker-end="Стили_20_стрелок_20_9" draw:marker-end-width="0.3cm" draw:fill="none" draw:textarea-vertical-align="middle"/>
    </style:style>
    <style:style style:name="gr16" style:family="graphic" style:parent-style-name="objectwithoutfill">
      <style:graphic-properties draw:marker-end="Стили_20_стрелок_20_10" draw:marker-end-width="0.3cm" draw:fill="none" draw:textarea-vertical-align="middl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12cm" fo:min-width="0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1" xml:id="id1" draw:id="id1" draw:layer="layout" svg:width="9cm" svg:height="3.25cm" svg:x="6cm" svg:y="0.5cm">
          <text:p text:style-name="P1">начало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2" draw:id="id2" draw:layer="layout" svg:width="8.5cm" svg:height="3cm" svg:x="6.25cm" svg:y="4.5cm">
          <text:p text:style-name="P1">Ввод x=0, h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" draw:text-style-name="P1" xml:id="id4" draw:id="id4" draw:layer="layout" svg:width="7.25cm" svg:height="3.5cm" svg:x="9.75cm" svg:y="12.25cm">
          <text:p text:style-name="P1">x &gt;= 0 &amp;&amp; x &lt;= 0.25​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8" draw:id="id8" draw:layer="layout" svg:width="5cm" svg:height="3.25cm" svg:x="3cm" svg:y="12.25cm">
          <text:p text:style-name="P1">exp(sin(x))</text:p>
          <draw:enhanced-geometry svg:viewBox="0 0 21600 21600" draw:type="rectangle" draw:enhanced-path="M 0 0 L 21600 0 21600 21600 0 21600 0 0 Z N"/>
        </draw:custom-shape>
        <draw:custom-shape draw:style-name="gr5" draw:text-style-name="P1" xml:id="id3" draw:id="id3" draw:layer="layout" svg:width="6.25cm" svg:height="2.5cm" svg:x="6.75cm" svg:y="8.152cm">
          <text:p text:style-name="P1">x = x + h</text:p>
          <draw:enhanced-geometry svg:viewBox="0 0 21600 21600" draw:type="rectangle" draw:enhanced-path="M 0 0 L 21600 0 21600 21600 0 21600 0 0 Z N"/>
        </draw:custom-shape>
        <draw:custom-shape draw:style-name="gr6" draw:text-style-name="P1" xml:id="id5" draw:id="id5" draw:layer="layout" svg:width="7.75cm" svg:height="3.5cm" svg:x="9.5cm" svg:y="17cm">
          <text:p text:style-name="P1">x &gt; 0.25 &amp;&amp; x &lt;= 0.5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7" draw:id="id7" draw:layer="layout" svg:width="5cm" svg:height="3.25cm" svg:x="3cm" svg:y="17.25cm">
          <text:p text:style-name="P1">exp(x) - pow(sqrt(x), -1)</text:p>
          <draw:enhanced-geometry svg:viewBox="0 0 21600 21600" draw:type="rectangle" draw:enhanced-path="M 0 0 L 21600 0 21600 21600 0 21600 0 0 Z N"/>
        </draw:custom-shape>
        <draw:custom-shape draw:style-name="gr7" draw:text-style-name="P1" xml:id="id6" draw:id="id6" draw:layer="layout" svg:width="9cm" svg:height="2.75cm" svg:x="6cm" svg:y="22.75cm">
          <text:p text:style-name="P1">Конец 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2" draw:layer="layout" svg:x1="10.5cm" svg:y1="3.75cm" svg:x2="10.5cm" svg:y2="4.5cm" draw:start-shape="id1" draw:start-glue-point="2" draw:end-shape="id2" draw:end-glue-point="5" svg:d="M10500 3750v750" svg:viewBox="0 0 1 751">
          <text:p/>
        </draw:connector>
        <draw:connector draw:style-name="gr9" draw:text-style-name="P2" draw:layer="layout" svg:x1="9.437cm" svg:y1="7.5cm" svg:x2="9.875cm" svg:y2="8.152cm" draw:start-shape="id2" draw:start-glue-point="7" draw:end-shape="id3" draw:end-glue-point="0" svg:d="M9437 7500v327h438v325" svg:viewBox="0 0 439 653">
          <text:p/>
        </draw:connector>
        <draw:connector draw:style-name="gr10" draw:text-style-name="P2" draw:layer="layout" svg:x1="9.875cm" svg:y1="10.652cm" svg:x2="13.375cm" svg:y2="12.25cm" draw:start-shape="id3" draw:start-glue-point="2" draw:end-shape="id4" svg:d="M9875 10652v799h3500v799" svg:viewBox="0 0 3501 1599">
          <text:p/>
        </draw:connector>
        <draw:connector draw:style-name="gr11" draw:text-style-name="P2" draw:layer="layout" svg:x1="13.375cm" svg:y1="15.75cm" svg:x2="13.375cm" svg:y2="17cm" draw:start-shape="id4" draw:start-glue-point="6" draw:end-shape="id5" draw:end-glue-point="4" svg:d="M13375 15750v1250" svg:viewBox="0 0 1 1251">
          <text:p/>
        </draw:connector>
        <draw:connector draw:style-name="gr12" draw:text-style-name="P2" draw:layer="layout" svg:x1="13.375cm" svg:y1="20.5cm" svg:x2="10.5cm" svg:y2="22.75cm" draw:start-shape="id5" draw:start-glue-point="6" draw:end-shape="id6" draw:end-glue-point="0" svg:d="M13375 20500v1126h-2875v1124" svg:viewBox="0 0 2876 2251">
          <text:p/>
        </draw:connector>
        <draw:connector draw:style-name="gr13" draw:text-style-name="P2" draw:layer="layout" svg:x1="9.5cm" svg:y1="18.75cm" svg:x2="8cm" svg:y2="18.875cm" draw:start-shape="id5" draw:start-glue-point="5" draw:end-shape="id7" draw:end-glue-point="1" svg:d="M9500 18750h-750v125h-750" svg:viewBox="0 0 1501 126">
          <text:p/>
        </draw:connector>
        <draw:connector draw:style-name="gr14" draw:text-style-name="P2" draw:layer="layout" svg:x1="9.75cm" svg:y1="14cm" svg:x2="8cm" svg:y2="13.875cm" draw:start-shape="id4" draw:start-glue-point="5" draw:end-shape="id8" draw:end-glue-point="1" svg:d="M9750 14000h-875v-125h-875" svg:viewBox="0 0 1751 126">
          <text:p/>
        </draw:connector>
        <draw:connector draw:style-name="gr15" draw:text-style-name="P2" draw:layer="layout" svg:x1="3cm" svg:y1="13.875cm" svg:x2="6.75cm" svg:y2="9.402cm" draw:start-shape="id8" draw:start-glue-point="3" draw:end-shape="id3" draw:end-glue-point="3" svg:d="M3000 13875h-501v-4473h4251" svg:viewBox="0 0 4252 4474">
          <text:p/>
        </draw:connector>
        <draw:connector draw:style-name="gr16" draw:text-style-name="P2" draw:layer="layout" svg:x1="3cm" svg:y1="18.875cm" svg:x2="6.75cm" svg:y2="9.402cm" draw:start-shape="id7" draw:start-glue-point="3" draw:end-shape="id3" draw:end-glue-point="3" svg:d="M3000 18875h-501v-9473h4251" svg:viewBox="0 0 4252 9474">
          <text:p/>
        </draw:connector>
        <draw:frame draw:style-name="gr17" draw:text-style-name="P3" draw:layer="layout" svg:width="1.25cm" svg:height="0.962cm" svg:x="8.75cm" svg:y="14cm">
          <draw:text-box>
            <text:p>да</text:p>
          </draw:text-box>
        </draw:frame>
        <draw:frame draw:style-name="gr18" draw:text-style-name="P3" draw:layer="layout" svg:width="1.476cm" svg:height="0.962cm" svg:x="14cm" svg:y="16cm">
          <draw:text-box>
            <text:p>нет</text:p>
          </draw:text-box>
        </draw:frame>
        <draw:frame draw:style-name="gr19" draw:text-style-name="P3" draw:layer="layout" svg:width="1.476cm" svg:height="1.962cm" svg:x="8.5cm" svg:y="17.538cm">
          <draw:text-box>
            <text:p>да</text:p>
          </draw:text-box>
        </draw:frame>
        <draw:frame draw:style-name="gr18" draw:text-style-name="P3" draw:layer="layout" svg:width="1.476cm" svg:height="0.962cm" svg:x="14.25cm" svg:y="20.75cm">
          <draw:text-box>
            <text:p>нет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Стили_20_стрелок_20_10" draw:display-name="Стили стрелок 10" svg:viewBox="0 0 20 20" svg:d="M0 20l10-20 10 20z"/>
    <draw:marker draw:name="Стили_20_стрелок_20_2" draw:display-name="Стили стрелок 2" svg:viewBox="0 0 20 20" svg:d="M0 20l10-20 10 20z"/>
    <draw:marker draw:name="Стили_20_стрелок_20_3" draw:display-name="Стили стрелок 3" svg:viewBox="0 0 20 20" svg:d="M0 20l10-20 10 20z"/>
    <draw:marker draw:name="Стили_20_стрелок_20_4" draw:display-name="Стили стрелок 4" svg:viewBox="0 0 20 20" svg:d="M0 20l10-20 10 20z"/>
    <draw:marker draw:name="Стили_20_стрелок_20_5" draw:display-name="Стили стрелок 5" svg:viewBox="0 0 20 20" svg:d="M0 20l10-20 10 20z"/>
    <draw:marker draw:name="Стили_20_стрелок_20_6" draw:display-name="Стили стрелок 6" svg:viewBox="0 0 20 20" svg:d="M0 20l10-20 10 20z"/>
    <draw:marker draw:name="Стили_20_стрелок_20_7" draw:display-name="Стили стрелок 7" svg:viewBox="0 0 20 20" svg:d="M0 20l10-20 10 20z"/>
    <draw:marker draw:name="Стили_20_стрелок_20_8" draw:display-name="Стили стрелок 8" svg:viewBox="0 0 20 20" svg:d="M0 20l10-20 10 20z"/>
    <draw:marker draw:name="Стили_20_стрелок_20_9" draw:display-name="Стили стрелок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ru" fo:country="RU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7T10:46:03.404948549</meta:creation-date>
    <dc:date>2024-10-07T11:04:47.824927671</dc:date>
    <meta:editing-duration>PT18M44S</meta:editing-duration>
    <meta:editing-cycles>1</meta:editing-cycles>
    <meta:document-statistic meta:object-count="21"/>
    <meta:generator>LibreOffice/7.4.7.2$Linux_X86_64 LibreOffice_project/40$Build-2</meta:generator>
  </office:meta>
</office:document-meta>
</file>